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129" officeooo:paragraph-rsid="001b01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1:58:11.458006316</meta:creation-date>
    <dc:date>2017-02-07T11:58:31.82583094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Linux_X86_64 LibreOffice_project/420m0$Build-2</meta:generator>
  </office:meta>
</office:document-meta>
</file>